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es (A commutes with B)</text:p>
          </table:table-cell>
          <table:table-cell office:value-type="string" calcext:value-type="string">
            <text:p>اے اور بی قابل تبدل ہیں۔</text:p>
          </table:table-cell>
          <table:table-cell table:number-columns-repeated="1022"/>
        </table:table-row>
        <table:table-row table:style-name="ro1">
          <table:table-cell office:value-type="string" calcext:value-type="string">
            <text:p>commuting, noncommuting</text:p>
          </table:table-cell>
          <table:table-cell office:value-type="string" calcext:value-type="string">
            <text:p>قابل تبادل، ناقابل تبادل</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2.35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3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2">00/00/0000</text:date>, <text:time style:data-style-name="N2" text:time-value="09:52:57.7722266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6-02T13:10:19.495989602</dc:date>
    <meta:editing-duration>P91DT20H8M34S</meta:editing-duration>
    <meta:editing-cycles>4017</meta:editing-cycles>
    <meta:generator>LibreOffice/6.4.7.2$Linux_X86_64 LibreOffice_project/40$Build-2</meta:generator>
    <meta:document-statistic meta:table-count="3" meta:cell-count="663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